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8948" calcext:value-type="float">
            <text:p>28.15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1476" calcext:value-type="float">
            <text:p>27.81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169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